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ntium Basic" svg:font-family="'Gentium Basic'" style:font-adornments="Italic" style:font-pitch="variable"/>
    <style:font-face style:name="Heiti SC" svg:font-family="'Heiti SC'" style:font-pitch="variable"/>
    <style:font-face style:name="PT Serif" svg:font-family="'PT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PT Serif"/>
    </style:style>
    <style:style style:name="P2" style:family="paragraph" style:parent-style-name="Standard">
      <style:paragraph-properties fo:text-align="start" style:justify-single-word="false"/>
      <style:text-properties style:font-name="PT Serif"/>
    </style:style>
    <style:style style:name="P3" style:family="paragraph" style:parent-style-name="Table_20_Contents">
      <style:text-properties style:font-name="PT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RetainedFragmen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/>onCreate-begin()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Create-end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Attach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Create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ActivityCreated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Start()</text:p>
          </table:table-cell>
        </table:table-row>
        <table:table-row>
          <table:table-cell table:style-name="Table1.A2" office:value-type="string">
            <text:p text:style-name="P1"><text:s/>onStart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Resum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Resume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Pause()</text:p>
          </table:table-cell>
        </table:table-row>
        <table:table-row>
          <table:table-cell table:style-name="Table1.A2" office:value-type="string">
            <text:p text:style-name="P1"><text:s/>onPaus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SaveInstanceStat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Stop()</text:p>
          </table:table-cell>
        </table:table-row>
        <table:table-row>
          <table:table-cell table:style-name="Table1.A2" office:value-type="string">
            <text:p text:style-name="P1"><text:s/>onStop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Destroy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Detach()</text:p>
          </table:table-cell>
        </table:table-row>
        <table:table-row>
          <table:table-cell table:style-name="Table1.A2" office:value-type="string">
            <text:p text:style-name="P1"><text:s/>onDestroy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Attach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Create()</text:p>
          </table:table-cell>
        </table:table-row>
        <table:table-row>
          <table:table-cell table:style-name="Table1.A2" office:value-type="string">
            <text:p text:style-name="P1"><text:s/>onCreate-begin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Create-end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ActivityCreated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Start()</text:p>
          </table:table-cell>
        </table:table-row>
        <table:table-row>
          <table:table-cell table:style-name="Table1.A2" office:value-type="string">
            <text:p text:style-name="P1"><text:s/>onStart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RestoreInstanceStat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Resum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<text:s/>onResume()</text:p>
          </table:table-cell>
        </table:table-row>
      </table:table>
      <text:p text:style-name="P1"/>
      <text:p text:style-name="P2">Activity - main onCreate-begin()</text:p>
      <text:p text:style-name="P2">Activity - main onCreate-end()</text:p>
      <text:p text:style-name="P2">NotRetained - main onAttach</text:p>
      <text:p text:style-name="P2">NotRetained - main onCreate()</text:p>
      <text:p text:style-name="P2">NotRetained - main onActivityCreated()</text:p>
      <text:p text:style-name="P2"><text:soft-page-break/>NotRetained - main onStart()</text:p>
      <text:p text:style-name="P2">Activity - main onStart</text:p>
      <text:p text:style-name="P2">Activity - main onResume()</text:p>
      <text:p text:style-name="P2">NotRetained - main onResume()</text:p>
      <text:p text:style-name="P2">NotRetained - main onPause()</text:p>
      <text:p text:style-name="P2">Activity - main onPause()</text:p>
      <text:p text:style-name="P2">Activity - main onSaveInstanceState()</text:p>
      <text:p text:style-name="P2">NotRetained - main onStop()</text:p>
      <text:p text:style-name="P2">Activity - main onStop()</text:p>
      <text:p text:style-name="P2">NotRetained - main onDestroy()</text:p>
      <text:p text:style-name="P2">NotRetained - main onDetach()</text:p>
      <text:p text:style-name="P2">Activity - main onDestroy()</text:p>
      <text:p text:style-name="P2">NotRetained - main onAttach</text:p>
      <text:p text:style-name="P2">NotRetained - main onCreate()</text:p>
      <text:p text:style-name="P2">Activity - main onCreate-begin()</text:p>
      <text:p text:style-name="P2">Activity - main onCreate-end()</text:p>
      <text:p text:style-name="P2">NotRetained - main onActivityCreated()</text:p>
      <text:p text:style-name="P2">NotRetained - main onStart()</text:p>
      <text:p text:style-name="P2">Activity - main onStart</text:p>
      <text:p text:style-name="P2">Activity - main onRestoreInstanceState()</text:p>
      <text:p text:style-name="P2">Activity - main onResume()</text:p>
      <text:p text:style-name="P2">NotRetained - main onResume(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ntium Basic" svg:font-family="'Gentium Basic'" style:font-adornments="Italic" style:font-pitch="variable"/>
    <style:font-face style:name="Heiti SC" svg:font-family="'Heiti SC'" style:font-pitch="variable"/>
    <style:font-face style:name="PT Serif" svg:font-family="'PT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 Maldonado</meta:initial-creator>
    <meta:creation-date>2016-05-21T10:09:26</meta:creation-date>
    <meta:document-statistic meta:table-count="1" meta:image-count="0" meta:object-count="0" meta:page-count="2" meta:paragraph-count="55" meta:word-count="136" meta:character-count="1154"/>
    <dc:date>2016-05-21T12:12:38</dc:date>
    <dc:creator>Flo  Maldonado</dc:creator>
    <meta:editing-duration>PT1M27S</meta:editing-duration>
    <meta:editing-cycles>1</meta:editing-cycles>
    <meta:generator>OpenOffice/4.1.1$Unix OpenOffice.org_project/411m6$Build-9775</meta:generator>
  </office:meta>
</office:document-meta>
</file>